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style:font-name="Carlito1" fo:language="en" fo:country="US" officeooo:rsid="00156a14" officeooo:paragraph-rsid="00156a14"/>
    </style:style>
    <style:style style:name="P2" style:family="paragraph" style:parent-style-name="Standard">
      <style:paragraph-properties fo:text-align="justify" style:justify-single-word="false"/>
      <style:text-properties fo:color="#000000" style:text-position="0% 100%" style:font-name="Carlito1" fo:font-size="12pt" fo:language="en" fo:country="US" fo:font-weight="normal" officeooo:rsid="001cc592" officeooo:paragraph-rsid="00469f3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text-position="0% 100%" style:font-name="Carlito1" fo:font-size="12pt" fo:language="en" fo:country="US" fo:font-weight="normal" officeooo:rsid="00239db7" officeooo:paragraph-rsid="00239db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text-position="0% 100%" style:font-name="Carlito1" fo:font-size="12pt" fo:language="en" fo:country="US" fo:font-weight="bold" officeooo:rsid="00469f3c" officeooo:paragraph-rsid="00469f3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Carlito1" fo:font-size="12pt" fo:language="en" fo:country="US" fo:font-weight="bold" officeooo:rsid="00156a14" officeooo:paragraph-rsid="00156a1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Carlito1" officeooo:rsid="0046b571" officeooo:paragraph-rsid="00469f3c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Carlito1" fo:font-weight="bold" officeooo:rsid="0046b571" officeooo:paragraph-rsid="0046b57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999999" style:font-name="Carlito1" fo:font-size="12pt" fo:language="en" fo:country="US" fo:font-weight="bold" officeooo:rsid="00156a14" officeooo:paragraph-rsid="00156a14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rlito1" fo:font-weight="normal" officeooo:rsid="0046b571" officeooo:paragraph-rsid="0046b571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9900ff" style:font-name="Carlito1" fo:font-size="18pt" fo:language="en" fo:country="US" fo:font-weight="bold" officeooo:rsid="004f5f87" officeooo:paragraph-rsid="004f5f87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text-position="0% 100%" style:font-name="Carlito1" fo:font-size="12pt" fo:language="en" fo:country="US" fo:font-weight="bold" officeooo:rsid="0046b571" officeooo:paragraph-rsid="00469f3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text-position="0% 100%" style:font-name="Carlito1" fo:font-size="12pt" fo:language="en" fo:country="US" fo:font-weight="normal" officeooo:rsid="003d2603" officeooo:paragraph-rsid="004f5f8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rlito1" officeooo:rsid="004f5f87" officeooo:paragraph-rsid="004f5f87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Carlito1" officeooo:rsid="00469f3c" officeooo:paragraph-rsid="00469f3c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Carlito1" officeooo:rsid="004f5f87" officeooo:paragraph-rsid="004f5f87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Carlito1" fo:font-weight="bold" officeooo:rsid="004f5f87" officeooo:paragraph-rsid="004f5f87" style:font-weight-asian="bold" style:font-weight-complex="bold"/>
    </style:style>
    <style:style style:name="P17" style:family="paragraph">
      <style:paragraph-properties fo:text-align="center"/>
    </style:style>
    <style:style style:name="T1" style:family="text">
      <style:text-properties officeooo:rsid="00446427"/>
    </style:style>
    <style:style style:name="T2" style:family="text">
      <style:text-properties officeooo:rsid="00469f3c"/>
    </style:style>
    <style:style style:name="T3" style:family="text">
      <style:text-properties fo:color="#6666ff"/>
    </style:style>
    <style:style style:name="T4" style:family="text">
      <style:text-properties fo:color="#6666ff" officeooo:rsid="004f5f87"/>
    </style:style>
    <style:style style:name="T5" style:family="text">
      <style:text-properties officeooo:rsid="00173221"/>
    </style:style>
    <style:style style:name="T6" style:family="text">
      <style:text-properties style:text-position="sub 58%" style:font-name="Carlito" officeooo:rsid="004f5f87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46b571"/>
    </style:style>
    <style:style style:name="T9" style:family="text">
      <style:text-properties style:text-position="0% 100%" officeooo:rsid="004f5f87"/>
    </style:style>
    <style:style style:name="T10" style:family="text">
      <style:text-properties style:text-position="0% 100%" style:font-name="Carlito" officeooo:rsid="004f5f87"/>
    </style:style>
    <style:style style:name="T11" style:family="text">
      <style:text-properties officeooo:rsid="0046b571"/>
    </style:style>
    <style:style style:name="T12" style:family="text">
      <style:text-properties officeooo:rsid="004f5f87"/>
    </style:style>
    <style:style style:name="T13" style:family="text">
      <style:text-properties fo:color="#000000" fo:font-weight="normal" officeooo:rsid="004f8a2b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vg:stroke-color="#808080" draw:fill="solid"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SF-R results</text:p>
      <text:p text:style-name="P8">Olivier Beltramo-Martin, <text:span text:style-name="T5">Carlos M. Correia</text:span></text:p>
      <text:p text:style-name="P8"/>
      <text:p text:style-name="P8">2017-0<text:span text:style-name="T2">5</text:span>-<text:span text:style-name="T2">15</text:span></text:p>
      <text:p text:style-name="P8"><draw:line text:anchor-type="paragraph" draw:z-index="0" draw:style-name="gr1" draw:text-style-name="P17" svg:x1="-0.025cm" svg:y1="0.519cm" svg:x2="17.178cm" svg:y2="0.519cm"><text:p/></draw:line></text:p>
      <text:p text:style-name="P8"/>
      <text:p text:style-name="P5">1. Purpose</text:p>
      <text:p text:style-name="P2"/>
      <text:p text:style-name="P13"><text:span text:style-name="T8">W</text:span><text:span text:style-name="T7">e deliver results of PSF reconstruction for a Keck-like AO system in both NGS (on/off GS) and LGS AO (on/off TT) derived from E2E simulations using KASP in K-band.</text:span></text:p>
      <text:p text:style-name="P6"/>
      <text:p text:style-name="P7">2. AO simulations</text:p>
      <text:p text:style-name="P7"/>
      <text:p text:style-name="P9"><text:span text:style-name="T9">We've simulated a Keck-like</text:span><text:span text:style-name="T7"> NGSAO </text:span><text:span text:style-name="T9">system</text:span><text:span text:style-name="T7"> in taking the guide stars on-axis </text:span><text:span text:style-name="T9">then 30” off-axis (</text:span><text:span text:style-name="T10">θ</text:span><text:span text:style-name="T6">0</text:span><text:span text:style-name="T10"> <text:s/>=35” in K) and LGSAO for a TT star on-axis and at 15” off-axis. The atmosphere is described in the KASP note#1.</text:span></text:p>
      <text:p text:style-name="P14"/>
      <text:p text:style-name="P16">3. PSF-R method</text:p>
      <text:p text:style-name="P15">PSFs are reconstructed using the Véran's aproach <text:span text:style-name="T3">[Veran1997] </text:span><text:span text:style-name="T13">based on WFS (Shack-Hartmann sampling at Nyquist) slopes. These later are provided with an additional white noise and includes aliasing because the wave-front spatial sampling at 1/2d, with d the sub-aperture size.</text:span></text:p>
      <text:p text:style-name="P15"><text:span text:style-name="T13"/></text:p>
      <text:p text:style-name="P15"><text:span text:style-name="T13"/></text:p>
      <text:p text:style-name="P15"><text:span text:style-name="T13"><draw:frame draw:style-name="fr1" draw:name="Object1" text:anchor-type="as-char" svg:y="-0.437cm" svg:width="14.945cm" svg:height="0.591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1"><text:span text:style-name="T8"/></text:p>
      <text:p text:style-name="P3"/>
      <text:p text:style-name="P4"><text:span text:style-name="T11">5</text:span>. References</text:p>
      <text:p text:style-name="P12"><text:span text:style-name="T3">[</text:span><text:span text:style-name="T4">Veran1997</text:span><text:span text:style-name="T3">]:</text:span> <text:span text:style-name="T12">J.P. Véran, Estimation of the adaptive optics long-exposure point-spread function using control loop data in JOSAA, 199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rlito1" fo:language="en" fo:country="US" officeooo:rsid="00156a14" officeooo:paragraph-rsid="00156a14"/>
    </style:style>
    <style:style style:name="MT1" style:family="text">
      <style:text-properties officeooo:rsid="00446427"/>
    </style:style>
    <style:style style:name="MT2" style:family="text">
      <style:text-properties officeooo:rsid="00469f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<text:span text:style-name="MT1">A</text:span>SP Technical Note #<text:span text:style-name="MT2">2</text:span><text:tab/><text:tab/>Beltramo-Martin et al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Olivier</meta:initial-creator>
    <meta:creation-date>2017-04-25T14:56:29.412237691</meta:creation-date>
    <dc:date>2017-05-15T13:59:56.348296742</dc:date>
    <dc:creator>MARTIN Olivier</dc:creator>
    <meta:editing-duration>PT12H28M22S</meta:editing-duration>
    <meta:editing-cycles>38</meta:editing-cycles>
    <meta:generator>LibreOffice/4.3.7.2$Linux_X86_64 LibreOffice_project/430$Build-2</meta:generator>
    <meta:document-statistic meta:table-count="0" meta:image-count="0" meta:object-count="1" meta:page-count="1" meta:paragraph-count="13" meta:word-count="150" meta:character-count="948" meta:non-whitespace-character-count="808"/>
  </office:meta>
</office:document-meta>
</file>

<file path=Object 1/content.xml><?xml version="1.0" encoding="utf-8"?>
<math xmlns="http://www.w3.org/1998/Math/MathML" display="block">
  <semantics>
    <mrow>
      <msub>
        <mi mathvariant="italic">OTF</mi>
        <mi mathvariant="normal">ε</mi>
      </msub>
      <mrow>
        <mrow>
          <mo fence="true" stretchy="false">(</mo>
          <mrow>
            <mrow>
              <mstyle mathvariant="bold">
                <mi mathvariant="normal">ρ</mi>
              </mstyle>
              <mo stretchy="false">/</mo>
              <mi mathvariant="normal">λ</mi>
            </mrow>
          </mrow>
          <mo fence="true" stretchy="false">)</mo>
        </mrow>
        <mo stretchy="false">=</mo>
        <msub>
          <mi mathvariant="italic">OTF</mi>
          <mi mathvariant="italic">slopes</mi>
        </msub>
      </mrow>
      <mrow>
        <mrow>
          <mo fence="true" stretchy="false">(</mo>
          <mrow>
            <mrow>
              <mstyle mathvariant="bold">
                <mi mathvariant="normal">ρ</mi>
              </mstyle>
              <mo stretchy="false">/</mo>
              <mi mathvariant="normal">λ</mi>
            </mrow>
          </mrow>
          <mo fence="true" stretchy="false">)</mo>
        </mrow>
        <mo stretchy="false">×</mo>
        <mi mathvariant="italic">ATF</mi>
      </mrow>
      <mrow>
        <mrow>
          <mo fence="true" stretchy="false">(</mo>
          <mrow>
            <mrow>
              <mrow>
                <mstyle mathvariant="bold">
                  <mi mathvariant="normal">ρ</mi>
                </mstyle>
                <mo stretchy="false">/</mo>
                <mi mathvariant="normal">λ</mi>
              </mrow>
              <mi>,</mi>
              <msubsup>
                <mi>C</mi>
                <mi>n</mi>
                <mn>2</mn>
              </msubsup>
              <mrow>
                <mo fence="true" stretchy="false">(</mo>
                <mrow>
                  <mi>h</mi>
                </mrow>
                <mo fence="true" stretchy="false">)</mo>
              </mrow>
            </mrow>
          </mrow>
          <mo fence="true" stretchy="false">)</mo>
        </mrow>
        <mo stretchy="false">×</mo>
        <msub>
          <mi mathvariant="italic">OTF</mi>
          <mi mathvariant="italic">alias</mi>
        </msub>
      </mrow>
      <mrow>
        <mrow>
          <mo fence="true" stretchy="false">(</mo>
          <mrow>
            <mrow>
              <mrow>
                <mstyle mathvariant="bold">
                  <mi mathvariant="normal">ρ</mi>
                </mstyle>
                <mo stretchy="false">/</mo>
                <mi mathvariant="normal">λ</mi>
              </mrow>
              <mi>,</mi>
              <msub>
                <mi>r</mi>
                <mn>0</mn>
              </msub>
            </mrow>
          </mrow>
          <mo fence="true" stretchy="false">)</mo>
        </mrow>
        <mo stretchy="false">×</mo>
        <msub>
          <mi mathvariant="italic">OTF</mi>
          <mi mathvariant="italic">fitting</mi>
        </msub>
      </mrow>
      <mrow>
        <mo fence="true" stretchy="false">(</mo>
        <mrow>
          <mrow>
            <mrow>
              <mstyle mathvariant="bold">
                <mi mathvariant="normal">ρ</mi>
              </mstyle>
              <mo stretchy="false">/</mo>
              <mi mathvariant="normal">λ</mi>
            </mrow>
            <mi>,</mi>
            <msub>
              <mi>r</mi>
              <mn>0</mn>
            </msub>
          </mrow>
        </mrow>
        <mo fence="true" stretchy="false">)</mo>
      </mrow>
    </mrow>
    <annotation encoding="StarMath 5.0">OTF_%varepsilon(bold %rho/%lambda) = OTF_{slopes}(bold %rho/%lambda) times ATF(bold %rho/%lambda,C_n^2(h)) times OTF_{alias}(bold %rho/%lambda,r_0) times OTF_{fitting}(bold %rho/%lambda,r_0)</annotation>
  </semantics>
</math>
</file>